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c01a1" officeooo:paragraph-rsid="001c01a1"/>
    </style:style>
    <style:style style:name="P2" style:family="paragraph" style:parent-style-name="Standard">
      <style:text-properties fo:language="de" fo:country="DE" officeooo:rsid="001f7d7c" officeooo:paragraph-rsid="001f7d7c"/>
    </style:style>
    <style:style style:name="P3" style:family="paragraph" style:parent-style-name="Standard">
      <style:text-properties fo:language="de" fo:country="DE" officeooo:rsid="001f7d7c" officeooo:paragraph-rsid="0022c87b"/>
    </style:style>
    <style:style style:name="P4" style:family="paragraph" style:parent-style-name="Standard">
      <style:text-properties fo:language="de" fo:country="DE" officeooo:rsid="0022c87b" officeooo:paragraph-rsid="0022c87b"/>
    </style:style>
    <style:style style:name="P5" style:family="paragraph" style:parent-style-name="Standard">
      <style:text-properties fo:language="de" fo:country="DE" officeooo:rsid="00233015" officeooo:paragraph-rsid="00233015"/>
    </style:style>
    <style:style style:name="P6" style:family="paragraph" style:parent-style-name="Standard">
      <style:text-properties fo:language="de" fo:country="DE" officeooo:rsid="00251e56" officeooo:paragraph-rsid="00251e56"/>
    </style:style>
    <style:style style:name="P7" style:family="paragraph" style:parent-style-name="Standard">
      <style:text-properties fo:language="de" fo:country="DE" officeooo:rsid="00263de0" officeooo:paragraph-rsid="00263de0"/>
    </style:style>
    <style:style style:name="P8" style:family="paragraph" style:parent-style-name="Standard">
      <style:text-properties fo:language="de" fo:country="DE" officeooo:rsid="0027f1df" officeooo:paragraph-rsid="0027f1df"/>
    </style:style>
    <style:style style:name="T1" style:family="text">
      <style:text-properties officeooo:rsid="001dd353"/>
    </style:style>
    <style:style style:name="T2" style:family="text">
      <style:text-properties officeooo:rsid="002137c7"/>
    </style:style>
    <style:style style:name="T3" style:family="text">
      <style:text-properties officeooo:rsid="0022c87b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258324"/>
    </style:style>
    <style:style style:name="T6" style:family="text">
      <style:text-properties officeooo:rsid="00251e56"/>
    </style:style>
    <style:style style:name="T7" style:family="text">
      <style:text-properties officeooo:rsid="00258324"/>
    </style:style>
    <style:style style:name="T8" style:family="text">
      <style:text-properties officeooo:rsid="00263de0"/>
    </style:style>
    <style:style style:name="T9" style:family="text">
      <style:text-properties officeooo:rsid="0029e5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<text:span text:style-name="T1">started</text:span>:</text:p>
      <text:p text:style-name="P1"/>
      <text:p text:style-name="P2">1.1 Lege einen Githubaccount auf <text:a xlink:type="simple" xlink:href="https://github.com/" text:style-name="Internet_20_link" text:visited-style-name="Visited_20_Internet_20_Link">https://github.com/</text:a> an.</text:p>
      <text:p text:style-name="P2"/>
      <text:p text:style-name="P2">1.2 Lade git herunter. Für Linux, falls nicht vorinstalliert, einfach die aktuellste Version, für Windows empfehle ich Github.</text:p>
      <text:p text:style-name="P2"/>
      <text:p text:style-name="P2">1.3 Über die Linuxconsole oder die gitshell, die mit Github für Windows kommt: Navigiere in das Verzeichnis, in das das Repository kopiert werden soll und tippe 'git clone <text:a xlink:type="simple" xlink:href="https://github.com/REMEXLabs/OpenAPE" text:style-name="Internet_20_link" text:visited-style-name="Visited_20_Internet_20_Link">https://github.com/REMEXLabs/OpenAPE</text:a>'. <text:span text:style-name="T2">Nach erfolgreichem Login wird das Repo auf die Festplatte kopiert.</text:span></text:p>
      <text:p text:style-name="P2"/>
      <text:p text:style-name="P3">2.1 <text:span text:style-name="T3">Installiere einen aktuelle Eclipse IDE von </text:span><text:a xlink:type="simple" xlink:href="https://eclipse.org/downloads/" text:style-name="Internet_20_link" text:visited-style-name="Visited_20_Internet_20_Link"><text:span text:style-name="T3">https://eclipse.org/downloads/</text:span></text:a><text:span text:style-name="T3">.</text:span></text:p>
      <text:p text:style-name="P3"/>
      <text:p text:style-name="P4">2.2 Installiere eine aktuelles Java <text:span text:style-name="T4">Development</text:span> Kit (nicht nur ein <text:span text:style-name="T4">Runtime</text:span> <text:span text:style-name="T4">Environment</text:span>) von 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.</text:p>
      <text:p text:style-name="P4"/>
      <text:p text:style-name="P5"><text:span text:style-name="T8">3</text:span>.<text:span text:style-name="T8">1</text:span> Starte Eclipse <text:span text:style-name="T6">in beliebigen Workspace, der sich außerhalb des Repos befindet</text:span>.</text:p>
      <text:p text:style-name="P5"/>
      <text:p text:style-name="P5"><text:span text:style-name="T8">3</text:span>.<text:span text:style-name="T8">2</text:span> Navigiere auf File → import… → Maven → Existing Maven Projects → Next → Browse… → wähle den Ordner 'OpenAPE/openAPE' im Repo aus → ok → finish. <text:span text:style-name="T6">Es wird das Hauptprojekt und die Module API und server importiert.</text:span></text:p>
      <text:p text:style-name="P5"/>
      <text:p text:style-name="P6"><text:span text:style-name="T8">3</text:span>.<text:span text:style-name="T8">3</text:span> <text:span text:style-name="T7">Für API und server durchführen: klicke rechts auf das Pojekt</text:span> → <text:span text:style-name="T7">Properties → Java Build Path → Libraries → Wähle in der Liste die System Library aus → Edit… → </text:span><text:span text:style-name="T5">Execution</text:span><text:span text:style-name="T7"> </text:span><text:span text:style-name="T5">environment</text:span><text:span text:style-name="T7"> → Wähle aus der Liste ein Java 1.8 jdk aus und klicke finish. Falls nicht vorhanden klicke Installed JREs… → Search… → Wähle den Installationsordner des JDK aus, das du installiert hast → ok → Wähle es aus, es sollte nun in der Execution environment Liste zu finden sein.</text:span></text:p>
      <text:p text:style-name="P6"/>
      <text:p text:style-name="P7">3.4.1 Klicke rechts auf das Hauptprojekt → Maven → Update Projekt…</text:p>
      <text:p text:style-name="P7"/>
      <text:p text:style-name="P7">3.4.2 Klicke rechts auf das Hauptprojekt → Run As → Maven clean</text:p>
      <text:p text:style-name="P7"/>
      <text:p text:style-name="P7">3.4.3 Klicke rechts auf das Hauptprojekt → Run As → Maven install</text:p>
      <text:p text:style-name="P7"/>
      <text:p text:style-name="P8">4. Das Projekt sollte jetzt ohne Fehler und <text:span text:style-name="T9">l</text:span>auffähig angezeig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2:20:57.875000000</meta:creation-date>
    <dc:date>2016-11-16T13:12:02.376000000</dc:date>
    <meta:editing-duration>PT46M4S</meta:editing-duration>
    <meta:editing-cycles>13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3" meta:word-count="267" meta:character-count="1745" meta:non-whitespace-character-count="1491"/>
  </office:meta>
</office:document-meta>
</file>